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textarea-horizontal-align="justify" draw:textarea-vertical-align="middle" draw:auto-grow-height="false" fo:min-height="0.0472in" fo:min-width="0.0524in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185in" fo:min-width="0.602in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161in" fo:min-width="0.922in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181in" fo:min-width="0.2209in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65in" svg:height="0.0941in" svg:x="2.5063in" svg:y="3.4406in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2" svg:width="0.8736in" svg:height="0.2138in" draw:transform="rotate (-0.00820304748437309) translate (1.9259842519685in 0.345669291338583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0.8736in" svg:height="0.2138in" draw:transform="rotate (-0.00820304748437309) translate (1.92992125984252in 1.77834645669291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3" draw:text-style-name="P2" svg:width="1.3386in" svg:height="0.2083in" draw:transform="skewX (-0.215897228471699) rotate (-0.981398638396412) translate (2.06259842519685in 2.250787401574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" draw:style-name="gr4" draw:text-style-name="P2" svg:width="0.3201in" svg:height="0.2126in" draw:transform="skewX (0.108908545324446) rotate (-1.61163703129156) translate (0.828346456692913in 2.33307086614173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5" draw:style-name="gr4" draw:text-style-name="P2" svg:width="0.3201in" svg:height="0.2126in" draw:transform="skewX (0.108908545324446) rotate (-1.61163703129156) translate (3.92834645669291in 4.6437007874015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9"/>
        <table:table-column table:style-name="co2" table:default-cell-style-name="ce9"/>
        <table:table-row table:style-name="ro1">
          <table:table-cell table:style-name="ce5" office:value-type="string" calcext:value-type="string" table:number-columns-spanned="2" table:number-rows-spanned="1">
            <text:p>Work Order</text:p>
          </table:table-cell>
          <table:covered-table-cell table:style-name="ce7"/>
          <table:table-cell/>
          <table:table-cell table:style-name="ce8" office:value-type="string" calcext:value-type="string" table:number-columns-spanned="2" table:number-rows-spanned="1">
            <text:p>Customer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Date Received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First Name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Date Due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Last Name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ustomer</text:p>
          </table:table-cell>
          <table:table-cell table:style-name="ce6" office:value-type="string" calcext:value-type="string">
            <text:p>Customer[1]</text:p>
          </table:table-cell>
          <table:table-cell/>
          <table:table-cell table:style-name="ce10" office:value-type="string" calcext:value-type="string">
            <text:p>Phone Number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Boolean</text:p>
          </table:table-cell>
          <table:table-cell/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Job type</text:p>
          </table:table-cell>
          <table:table-cell table:style-name="ce6" office:value-type="string" calcext:value-type="string">
            <text:p>JobType[1]</text:p>
          </table:table-cell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7" office:value-type="string" calcext:value-type="string">
            <text:p>Picture</text:p>
          </table:table-cell>
          <table:table-cell table:style-name="ce7" office:value-type="string" calcext:value-type="string">
            <text:p>img</text:p>
          </table:table-cell>
          <table:table-cell/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Parts</text:p>
          </table:table-cell>
          <table:table-cell table:style-name="ce6" office:value-type="string" calcext:value-type="string">
            <text:p>Parts[0…]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abor</text:p>
          </table:table-cell>
          <table:table-cell table:style-name="ce6" office:value-type="string" calcext:value-type="string">
            <text:p>Labor[0…]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Accessories</text:p>
          </table:table-cell>
          <table:table-cell table:style-name="ce6" office:value-type="string" calcext:value-type="string">
            <text:p>enum[]</text:p>
          </table:table-cell>
          <table:table-cell/>
          <table:table-cell table:style-name="ce8" office:value-type="string" calcext:value-type="string" table:number-columns-spanned="2" table:number-rows-spanned="1">
            <text:p>Job Type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Engine #</text:p>
          </table:table-cell>
          <table:table-cell table:style-name="ce6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: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Refreshe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ai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ine Wor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Labor</text:p>
          </table:table-cell>
          <table:covered-table-cell table:style-name="ce9"/>
          <table:table-cell/>
          <table:table-cell office:value-type="string" calcext:value-type="string">
            <text:p>In-Ou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Labor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Walk-I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Parts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art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factu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ric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Vendo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contac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05:49:06.172040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4:43:44.184418322</meta:creation-date>
    <dc:date>2022-11-29T07:16:32.167047636</dc:date>
    <meta:editing-duration>PT23M16S</meta:editing-duration>
    <meta:editing-cycles>4</meta:editing-cycles>
    <meta:generator>LibreOffice/6.4.7.2$Linux_X86_64 LibreOffice_project/40$Build-2</meta:generator>
    <meta:document-statistic meta:table-count="1" meta:cell-count="84" meta:object-count="6"/>
  </office:meta>
</office:document-meta>
</file>